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ingMocksWithConstructorTest.can_spy_abstract_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ingMocksWithConstructorTest.interface_method_stubb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meConcreteClass.getRealValue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ngMocksWithConstructorTest.can_mock_unambigous_constructor_with_inheritance_non_exac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hrowingConstructorClass.ThrowingConstructo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ngMocksWithConstructorTest.can_create_mock_with_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eatingMocksWithConstructorTest.abstract_method_stubb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meAbstractClass.getValue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sBase.UsesBase( Bas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ngMocksWithConstructorTest.can_spy_abstract_classes_with_casted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ssage.Abstrac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ngMocksWithConstructorTest.can_spy_abstract_classes_with_constructor_array_of_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ssage.AbstractMessag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ngMocksWithConstructorTest.handles_bridge_methods_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sTwoBases.getConstructor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mbiguousWithPrimitive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mbiguousWithPrimitive.AmbiguousWithPrimitive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ngMocksWithConstructorTest.can_mock_unambigous_constructor_with_inheritance_extending_class_exac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eatingMocksWithConstructorTest.can_spy_abstract_classes_with_null_varar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eatingMocksWithConstructorTest.calls_real_interface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ingMocksWithConstructorTest.abstract_method_returns_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ingMocksWithConstructorTest.can_spy_abstract_classes_with_constructor_primitive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mbiguousWithPrimitive.AmbiguousWithPrimitive( Object o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ngMocksWithConstructorTest.can_mock_unambigous_constructor_with_inheritance_base_class_exac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sBase.getConstructor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sTwoBases.UsesTwoBases( ExtendsBase b1 , Base b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ngMocksWithConstructorTest.can_mock_inner_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essage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.Abstrac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ngMocksWithConstructorTest.explains_constructor_excep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sesTwoBases.UsesTwoBases( Base b1 , Base b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ngMocksWithConstructorTest.prevents_across_jvm_serialization_with_constru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reatingMocksWithConstructorTest.mocking_interfaces_with_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ingMocksWithConstructorTest.fail_when_multiple_matching_constructors_with_inherit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reatingMocksWithConstructorTest.can_mock_abstract_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eatingMocksWithConstructorTest.mocking_inner_classes_with_wrong_outer_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sesBase.UsesBase( ExtendsBas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ngMocksWithConstructorTest.can_mock_unambigous_constructor_with_inheritance_second_extending_class_exac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eatingMocksWithConstructorTest.can_mock_unambigous_constructor_with_inheritance_first_extending_class_exac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eatingMocksWithConstructorTest.can_spy_abstract_classes_with_constructor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eatingMocksWithConstructorTest.can_spy_ambiguius_constructor_with_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eatingMocksWithConstructorTest.exception_message_when_constructor_not_fou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Thing.ful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Constructor.HasConstructor( String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reatingMocksWithConstructorTest.can_mock_unambigous_constructor_with_inheritance_multiple_base_class_exac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sTwoBases.UsesTwoBases( Base b1 , ExtendsBase b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